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337cm" fo:min-width="3.31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draw:stroke-dash="Dash" svg:stroke-width="0.053cm" draw:marker-start-width="0.279cm" draw:marker-end="Arrowheads_20_2" draw:marker-end-width="0.379cm" svg:stroke-linecap="butt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587cm" svg:x="11.16cm" svg:y="5.762cm">
          <text:p text:style-name="P1"><text:span text:style-name="T1">Otrzymanie przerwania przez proces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587cm" svg:x="11.16cm" svg:y="8.303cm">
          <text:p text:style-name="P1"><text:span text:style-name="T1">Wykonanie procedury obsługi przerwan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587cm" svg:x="11.16cm" svg:y="3.222cm">
          <text:p text:style-name="P1"><text:span text:style-name="T1">Aktualnie wykonywane zadan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065cm" svg:y1="4.81cm" svg:x2="13.065cm" svg:y2="5.762cm">
          <text:p/>
        </draw:line>
        <draw:line draw:style-name="gr3" draw:text-style-name="P3" draw:layer="layout" svg:x1="13.065cm" svg:y1="7.35cm" svg:x2="13.065cm" svg:y2="8.302cm">
          <text:p/>
        </draw:line>
        <draw:line draw:style-name="gr4" draw:text-style-name="P3" draw:layer="layout" svg:x1="11.16cm" svg:y1="9.255cm" svg:x2="10.207cm" svg:y2="9.255cm">
          <text:p/>
        </draw:line>
        <draw:line draw:style-name="gr4" draw:text-style-name="P3" draw:layer="layout" svg:x1="10.207cm" svg:y1="9.255cm" svg:x2="10.207cm" svg:y2="3.857cm">
          <text:p/>
        </draw:line>
        <draw:line draw:style-name="gr5" draw:text-style-name="P3" draw:layer="layout" svg:x1="10.207cm" svg:y1="3.857cm" svg:x2="11.16cm" svg:y2="3.8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6T22:13:06.864213103</meta:creation-date>
    <dc:date>2022-03-26T22:26:22.122185333</dc:date>
    <meta:editing-duration>PT2M55S</meta:editing-duration>
    <meta:editing-cycles>1</meta:editing-cycles>
    <meta:generator>LibreOffice/7.2.3.2$Linux_X86_64 LibreOffice_project/20$Build-2</meta:generator>
    <meta:document-statistic meta:object-count="8"/>
  </office:meta>
</office:document-meta>
</file>